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els:</text:p>
      <text:p text:style-name="Standard"/>
      <text:p text:style-name="Standard">Need:</text:p>
      <text:p text:style-name="Standard">Walls – Low LOD</text:p>
      <text:p text:style-name="Standard">Sofa</text:p>
      <text:list xml:id="list7495759767003999046" text:style-name="L1">
        <text:list-item>
          <text:list>
            <text:list-item>
              <text:p text:style-name="P1">Cushions – Med LOD</text:p>
            </text:list-item>
            <text:list-item>
              <text:p text:style-name="P1">Base – Low LOD</text:p>
            </text:list-item>
            <text:list-item>
              <text:p text:style-name="P1">Pegs – Med LOD</text:p>
            </text:list-item>
          </text:list>
        </text:list-item>
      </text:list>
      <text:p text:style-name="Standard">Chair</text:p>
      <text:list xml:id="list8128519150351312286" text:style-name="L2">
        <text:list-item>
          <text:list>
            <text:list-item>
              <text:p text:style-name="P2">Base – Low LOD</text:p>
            </text:list-item>
            <text:list-item>
              <text:p text:style-name="P2">Cushions – Med LOD</text:p>
            </text:list-item>
          </text:list>
        </text:list-item>
      </text:list>
      <text:p text:style-name="Standard">Carpet/floor</text:p>
      <text:p text:style-name="Standard">Windows – Med LOD (will be mostly concealed by drapes)</text:p>
      <text:p text:style-name="Standard">Drapes – High LOD</text:p>
      <text:p text:style-name="Standard">Table – Med LOD</text:p>
      <text:p text:style-name="Standard">Lamp – High LOD</text:p>
      <text:p text:style-name="Standard">Wall with Doorway – Med LOD</text:p>
      <text:p text:style-name="Standard"/>
      <text:p text:style-name="Standard"/>
      <text:p text:style-name="Standard">Want:</text:p>
      <text:p text:style-name="Standard">Coffee table – Low LOD</text:p>
      <text:p text:style-name="Standard"/>
      <text:p text:style-name="Standard">Adds Life:</text:p>
      <text:p text:style-name="Standard"/>
      <text:p text:style-name="Standard">Serving table – Low LOD</text:p>
      <text:p text:style-name="Standard">Toys (Simple wooden car/train) – Low LOD</text:p>
      <text:p text:style-name="Standard">Business cards – Med LOD</text:p>
      <text:p text:style-name="Standard">Fake fruits – Med LOD</text:p>
      <text:p text:style-name="Standard">Plants – High LOD</text:p>
      <text:p text:style-name="Standard">Clock – Med LOD</text:p>
      <text:p text:style-name="Standard">Tissue Box – Med LOD (mainly for tissue sticking out)</text:p>
      <text:p text:style-name="Standard">Shelf – Low LOD</text:p>
      <text:p text:style-name="Standard">Books – Med LOD</text:p>
      <text:p text:style-name="Standard"/>
      <text:p text:style-name="Standard">Chest w/ mirror – High LOD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eez Qurashi</meta:initial-creator>
    <meta:creation-date>2017-09-15T12:03:55.24</meta:creation-date>
    <dc:date>2017-09-15T14:48:46.93</dc:date>
    <dc:creator>Rameez Qurashi</dc:creator>
    <meta:editing-duration>PT2H26M3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9" meta:word-count="126" meta:character-count="553"/>
  </office:meta>
</office:document-meta>
</file>